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0.613cm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5cm"/>
    </style:style>
    <style:style style:name="P1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4.26cm" svg:height="10.613cm" svg:x="2.314cm" svg:y="8.438cm">
          <draw:text-box>
            <text:p text:style-name="P1"><text:span text:style-name="T1">A sua empreza faz negócios com a Alemanka, prozura parceiros, quer investir ou tem qualquer problema que quer solucionar? Então somos nós, a Câmara de Comércio e Indústria Luso-Alemão, o seu parceiro que o aconselha, ajuda e acompanha em todos os assuntos de interese económico relacionados com a Alemanha.</text:span></text:p>
            <text:p text:style-name="P1"><text:span text:style-name="T1">A sua empreza faz negócios com a Alemanka, prozura parceiros, quer investir ou tem qualquer problema que quer solucionar? Então somos nós, a Câmara de Comércio e Indústria Luso-Alemão, o seu parceiro que o aconselha, ajuda e acompanha em todos os assuntos de interese económico relacionados com a Alemanha.</text:span></text:p>
            <text:p text:style-name="P1"><text:span text:style-name="T1">A sua empreza faz negócios com a Alemanka, prozura parceiros, quer investir ou tem qualquer problema que quer solucionar? Então somos nós, a Câmara de Comércio e Indústria Luso-Alemão, o seu parceiro que o aconselha, ajuda e acompanha em todos os assuntos de interese económico relacionados com a Alemanha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6cm" svg:height="13.365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Seta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t" fo:country="P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Seta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Seta" draw:marker-start-width="0.2cm" draw:marker-end="Seta" draw:marker-end-width="0.2cm" draw:fill="none"/>
      <style:text-properties fo:font-size="12pt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Padrão" style:page-layout-name="PM1" draw:style-name="Mdp1">
      <presentation:notes style:page-layout-name="PM2">
        <draw:page-thumbnail presentation:style-name="Padrão-title" draw:layer="backgroundobjects" svg:width="13.705cm" svg:height="10.279cm" svg:x="3.647cm" svg:y="2.853cm" presentation:class="page"/>
        <draw:frame presentation:style-name="Padrão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StarOffice/9$Linux OpenOffice.org_project/300m73$Build-9486$CWS-tl74</meta:generator>
    <meta:initial-creator>Thorsten Peters</meta:initial-creator>
    <meta:creation-date>1999-06-17T11:52:45</meta:creation-date>
    <dc:date>2010-03-23T16:02:09</dc:date>
    <meta:editing-cycles>13</meta:editing-cycles>
    <meta:editing-duration>PT23M53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